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4pt" style:font-size-asian="14pt"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text-properties style:font-name="Times New Roman" fo:font-size="14pt" fo:language="en" fo:country="US" style:font-size-asian="14pt" style:font-name-complex="Times New Roman1" style:font-size-complex="14pt" style:font-weight-complex="bold"/>
    </style:style>
    <style:style style:name="P6" style:family="paragraph" style:parent-style-name="Standard">
      <style:text-properties style:font-name="Times New Roman" fo:font-size="14pt" fo:language="en" fo:country="US" fo:font-weight="bold" style:font-size-asian="14pt" style:font-weight-asian="bold" style:font-name-complex="Times New Roman1" style:font-size-complex="14pt" style:font-weight-complex="bold"/>
    </style:style>
    <style:style style:name="P7" style:family="paragraph" style:parent-style-name="Standard">
      <style:paragraph-properties fo:line-height="150%"/>
    </style:style>
    <style:style style:name="P8" style:family="paragraph" style:parent-style-name="Standard">
      <style:paragraph-properties fo:line-height="150%" fo:text-align="center" style:justify-single-word="false"/>
    </style:style>
    <style:style style:name="P9" style:family="paragraph" style:parent-style-name="Standard">
      <style:text-properties officeooo:paragraph-rsid="0002afe1"/>
    </style:style>
    <style:style style:name="P10" style:family="paragraph" style:parent-style-name="Standard">
      <style:paragraph-properties fo:margin-top="0cm" fo:margin-bottom="0cm" loext:contextual-spacing="false" fo:line-height="100%" fo:text-align="end" style:justify-single-word="false"/>
      <style:text-properties fo:color="#000000"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top="0cm" fo:margin-bottom="0cm" loext:contextual-spacing="false" fo:line-height="100%" fo:text-align="center" style:justify-single-word="false"/>
      <style:text-properties fo:color="#000000" style:font-name="Times New Roman" style:font-name-asian="Times New Roman1" style:font-name-complex="Times New Roman1"/>
    </style:style>
    <style:style style:name="P12" style:family="paragraph" style:parent-style-name="Standard">
      <style:paragraph-properties fo:margin-top="0cm" fo:margin-bottom="0cm" loext:contextual-spacing="false" fo:line-height="100%" fo:text-align="end" style:justify-single-word="false"/>
    </style:style>
    <style:style style:name="P13" style:family="paragraph" style:parent-style-name="Standard">
      <style:paragraph-properties fo:margin-top="0cm" fo:margin-bottom="0cm" loext:contextual-spacing="false" fo:line-height="100%" fo:text-align="center" style:justify-single-word="false"/>
    </style:style>
    <style:style style:name="P14" style:family="paragraph" style:parent-style-name="Standard">
      <style:paragraph-properties fo:margin-top="0cm" fo:margin-bottom="0cm" loext:contextual-spacing="false" fo:line-height="150%" fo:text-align="center" style:justify-single-word="false">
        <style:tab-stops>
          <style:tab-stop style:position="6.267cm"/>
        </style:tab-stops>
      </style:paragraph-properties>
    </style:style>
    <style:style style:name="P15" style:family="paragraph" style:parent-style-name="Standard">
      <style:paragraph-properties fo:margin-top="0cm" fo:margin-bottom="0cm" loext:contextual-spacing="false" fo:line-height="150%">
        <style:tab-stops>
          <style:tab-stop style:position="6.267cm"/>
        </style:tab-stops>
      </style:paragraph-properties>
    </style:style>
    <style:style style:name="P16" style:family="paragraph" style:parent-style-name="Standard">
      <style:paragraph-properties fo:margin-top="0cm" fo:margin-bottom="0cm" loext:contextual-spacing="false" fo:line-height="150%" fo:text-align="center" style:justify-single-word="false">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17" style:family="paragraph" style:parent-style-name="Standard">
      <style:paragraph-properties fo:margin-top="0cm" fo:margin-bottom="0cm" loext:contextual-spacing="false" fo:line-height="150%">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18" style:family="paragraph" style:parent-style-name="Standard">
      <style:paragraph-properties fo:margin-top="0cm" fo:margin-bottom="0cm" loext:contextual-spacing="false" fo:line-height="150%">
        <style:tab-stops>
          <style:tab-stop style:position="6.267cm"/>
        </style:tab-stops>
      </style:paragraph-properties>
      <style:text-properties style:font-name="Times New Roman" fo:font-size="14pt" style:font-size-asian="14pt" style:font-name-complex="Times New Roman1" style:font-size-complex="14pt"/>
    </style:style>
    <style:style style:name="P19" style:family="paragraph" style:parent-style-name="Standard">
      <style:paragraph-properties fo:margin-left="9.991cm" fo:margin-right="0cm" fo:margin-top="0cm" fo:margin-bottom="0cm" loext:contextual-spacing="false" fo:line-height="100%" fo:text-align="end" style:justify-single-word="false" fo:text-indent="1.249cm" style:auto-text-indent="false"/>
      <style:text-properties fo:color="#000000" style:font-name="Times New Roman" fo:font-size="14pt" style:font-name-asian="Times New Roman1" style:font-size-asian="14pt" style:font-name-complex="Times New Roman1" style:font-size-complex="14pt"/>
    </style:style>
    <style:style style:name="P20" style:family="paragraph" style:parent-style-name="Standard">
      <style:paragraph-properties fo:margin-left="9.991cm" fo:margin-right="0cm" fo:margin-top="0cm" fo:margin-bottom="0cm" loext:contextual-spacing="false" fo:line-height="100%" fo:text-align="end" style:justify-single-word="false" fo:text-indent="1.249cm" style:auto-text-indent="false"/>
    </style:style>
    <style:style style:name="P21" style:family="paragraph" style:parent-style-name="Standard">
      <style:paragraph-properties fo:margin-top="0cm" fo:margin-bottom="0.423cm" loext:contextual-spacing="false" fo:line-height="100%"/>
      <style:text-properties fo:color="#000000" style:font-name="Times New Roman" fo:font-size="14pt" style:font-name-asian="Times New Roman1" style:font-size-asian="14pt" style:font-name-complex="Times New Roman1" style:font-size-complex="14pt"/>
    </style:style>
    <style:style style:name="P22" style:family="paragraph" style:parent-style-name="Standard">
      <style:paragraph-properties fo:margin-left="0cm" fo:margin-right="0cm" fo:text-indent="1.249cm" style:auto-text-indent="false"/>
    </style:style>
    <style:style style:name="P23" style:family="paragraph" style:parent-style-name="Standard">
      <style:paragraph-properties fo:margin-left="0cm" fo:margin-right="0cm" fo:text-indent="1.249cm" style:auto-text-indent="false"/>
      <style:text-properties officeooo:rsid="00014a4e" officeooo:paragraph-rsid="00014a4e"/>
    </style:style>
    <style:style style:name="P24" style:family="paragraph" style:parent-style-name="Standard">
      <style:paragraph-properties fo:margin-left="-1.501cm" fo:margin-right="0cm" fo:margin-top="0cm" fo:margin-bottom="0cm" loext:contextual-spacing="false" fo:line-height="150%" fo:text-align="justify" style:justify-single-word="false" fo:text-indent="1.886cm" style:auto-text-indent="false">
        <style:tab-stops>
          <style:tab-stop style:position="6.267cm"/>
        </style:tab-stops>
      </style:paragraph-properties>
    </style:style>
    <style:style style:name="P25" style:family="paragraph" style:parent-style-name="Standard">
      <style:paragraph-properties fo:margin-left="0cm" fo:margin-right="0cm" fo:margin-top="0cm" fo:margin-bottom="0cm" loext:contextual-spacing="false" fo:line-height="150%" fo:text-indent="0.385cm" style:auto-text-indent="false">
        <style:tab-stops>
          <style:tab-stop style:position="6.267cm"/>
        </style:tab-stops>
      </style:paragraph-properties>
      <style:text-properties style:font-name="Times New Roman" fo:font-size="14pt" style:font-size-asian="14pt" style:font-name-complex="Times New Roman1" style:font-size-complex="14pt"/>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List_20_Paragraph" style:list-style-name="WWNum1"/>
    <style:style style:name="P28" style:family="paragraph" style:parent-style-name="List_20_Paragraph" style:list-style-name="WWNum2">
      <style:paragraph-properties fo:margin-top="0cm" fo:margin-bottom="0cm" loext:contextual-spacing="true" fo:line-height="150%" fo:text-align="justify" style:justify-single-word="false">
        <style:tab-stops>
          <style:tab-stop style:position="6.267cm"/>
        </style:tab-stops>
      </style:paragraph-properties>
    </style:style>
    <style:style style:name="P29" style:family="paragraph" style:parent-style-name="List_20_Paragraph">
      <style:paragraph-properties fo:margin-top="0cm" fo:margin-bottom="0cm" loext:contextual-spacing="true" fo:line-height="150%" fo:text-align="justify" style:justify-single-word="false">
        <style:tab-stops>
          <style:tab-stop style:position="6.267cm"/>
        </style:tab-stops>
      </style:paragraph-properties>
      <style:text-properties style:font-name="Times New Roman" fo:font-size="14pt" style:font-size-asian="14pt" style:font-name-complex="Times New Roman1" style:font-size-complex="14pt"/>
    </style:style>
    <style:style style:name="P30" style:family="paragraph" style:parent-style-name="List_20_Paragraph" style:list-style-name="WWNum3">
      <style:paragraph-properties fo:margin-top="0cm" fo:margin-bottom="0cm" loext:contextual-spacing="true" fo:line-height="150%" fo:text-align="justify" style:justify-single-word="false">
        <style:tab-stops>
          <style:tab-stop style:position="6.267cm"/>
        </style:tab-stops>
      </style:paragraph-properties>
      <style:text-properties style:font-name="Times New Roman" fo:font-size="14pt" officeooo:rsid="00014a4e" officeooo:paragraph-rsid="00014a4e" style:font-size-asian="14pt" style:font-name-complex="Times New Roman1" style:font-size-complex="14pt"/>
    </style:style>
    <style:style style:name="P31" style:family="paragraph" style:parent-style-name="List_20_Paragraph" style:list-style-name="WWNum3">
      <style:paragraph-properties fo:margin-top="0cm" fo:margin-bottom="0cm" loext:contextual-spacing="true" fo:line-height="150%" fo:text-align="justify" style:justify-single-word="false">
        <style:tab-stops>
          <style:tab-stop style:position="6.267cm"/>
        </style:tab-stops>
      </style:paragraph-properties>
      <style:text-properties style:font-name="Times New Roman" fo:font-size="14pt" officeooo:rsid="0002afe1" officeooo:paragraph-rsid="0002afe1" style:font-size-asian="14pt" style:font-name-complex="Times New Roman1" style:font-size-complex="14pt"/>
    </style:style>
    <style:style style:name="P32" style:family="paragraph" style:parent-style-name="Footer">
      <style:paragraph-properties fo:margin-left="0cm" fo:margin-right="0.635cm" fo:text-indent="0cm" style:auto-text-indent="false"/>
    </style:style>
    <style:style style:name="P33" style:family="paragraph" style:parent-style-name="Preformatted_20_Text" style:list-style-name="WWNum2">
      <style:paragraph-properties fo:margin-top="0cm" fo:margin-bottom="0.282cm" loext:contextual-spacing="true" fo:line-height="150%" fo:text-align="justify" style:justify-single-word="false">
        <style:tab-stops>
          <style:tab-stop style:position="6.267cm"/>
        </style:tab-stops>
      </style:paragraph-properties>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style:font-name="Times New Roman" fo:font-size="14pt" fo:font-weight="bold" officeooo:rsid="0002afe1" style:font-size-asian="14pt" style:font-weight-asian="bold" style:font-name-complex="Times New Roman1" style:font-size-complex="14pt"/>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style:font-name="Times New Roman" fo:font-size="14pt" fo:language="en" fo:country="US" style:font-size-asian="14pt" style:font-name-complex="Times New Roman1" style:font-size-complex="14pt"/>
    </style:style>
    <style:style style:name="T7" style:family="text">
      <style:text-properties style:font-name="Times New Roman" fo:font-size="14pt" fo:language="en" fo:country="US" style:font-size-asian="14pt" style:font-name-complex="Times New Roman1" style:font-size-complex="14pt" style:font-weight-complex="bold"/>
    </style:style>
    <style:style style:name="T8" style:family="text">
      <style:text-properties style:font-name="Times New Roman" fo:font-size="14pt" fo:language="en" fo:country="US" officeooo:rsid="00014a4e" style:font-size-asian="14pt" style:font-name-complex="Times New Roman1" style:font-size-complex="14pt"/>
    </style:style>
    <style:style style:name="T9" style:family="text">
      <style:text-properties style:font-name="Times New Roman" fo:font-size="14pt" fo:language="en" fo:country="US" fo:font-weight="bold" style:font-size-asian="14pt" style:font-weight-asian="bold" style:font-name-complex="Times New Roman1" style:font-size-complex="14pt"/>
    </style:style>
    <style:style style:name="T10"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11" style:family="text">
      <style:text-properties fo:font-size="14pt" style:font-size-asian="14pt" style:font-size-complex="14pt"/>
    </style:style>
    <style:style style:name="T12" style:family="text">
      <style:text-properties fo:color="#000000" style:font-name="Times New Roman" fo:font-size="14pt" style:font-name-asian="Times New Roman1" style:font-size-asian="14pt" style:font-name-complex="Times New Roman1" style:font-size-complex="14pt"/>
    </style:style>
    <style:style style:name="T13" style:family="text">
      <style:text-properties fo:color="#000000" style:font-name="Times New Roman" fo:font-size="14pt" officeooo:rsid="00014a4e" style:font-name-asian="Times New Roman1" style:font-size-asian="14pt" style:font-name-complex="Times New Roman1" style:font-size-complex="14pt"/>
    </style:style>
    <style:style style:name="T14" style:family="text">
      <style:text-properties fo:color="#000000" style:font-name="Times New Roman" fo:font-size="14pt" officeooo:rsid="0003e2c4" style:font-name-asian="Times New Roman1" style:font-size-asian="14pt" style:font-name-complex="Times New Roman1" style:font-size-complex="14pt"/>
    </style:style>
    <style:style style:name="T15" style:family="text">
      <style:text-properties fo:color="#000000" style:font-name="Times New Roman" fo:font-size="14pt" fo:language="en" fo:country="US" fo:font-weight="bold" style:font-name-asian="F" style:font-size-asian="14pt" style:font-weight-asian="bold" style:font-name-complex="Times New Roman1" style:font-size-complex="14pt" style:font-weight-complex="bold"/>
    </style:style>
    <style:style style:name="T16" style:family="text">
      <style:text-properties fo:color="#000000" style:font-name="Times New Roman" fo:font-size="14pt" fo:language="en" fo:country="US" style:font-name-asian="F" style:font-size-asian="14pt" style:font-name-complex="Times New Roman1" style:font-size-complex="14pt"/>
    </style:style>
    <style:style style:name="T17" style:family="text">
      <style:text-properties fo:color="#000000" style:font-name="Times New Roman" fo:font-size="14pt" style:font-name-asian="F" style:font-size-asian="14pt" style:font-name-complex="Times New Roman1" style:font-size-complex="14pt"/>
    </style:style>
    <style:style style:name="T18" style:family="text">
      <style:text-properties fo:color="#000000" style:font-name="Times New Roman" fo:font-size="14pt" fo:font-weight="bold" style:font-name-asian="F" style:font-size-asian="14pt" style:font-weight-asian="bold" style:font-name-complex="Times New Roman1" style:font-size-complex="14pt" style:font-weight-complex="bold"/>
    </style:style>
    <style:style style:name="T19" style:family="text">
      <style:text-properties fo:color="#000000" style:font-name="DejaVu Sans Mono" fo:font-size="9pt" fo:language="en" fo:country="US" fo:font-weight="bold" style:font-name-asian="F" style:font-size-asian="9pt" style:font-weight-asian="bold" style:font-weight-complex="bold"/>
    </style:style>
    <style:style style:name="T20" style:family="text">
      <style:text-properties fo:color="#000000" style:font-name="DejaVu Sans Mono" fo:font-size="9pt" fo:font-weight="bold" style:font-name-asian="F" style:font-size-asian="9pt" style:font-weight-asian="bold" style:font-weight-complex="bold"/>
    </style:style>
    <style:style style:name="T21" style:family="text">
      <style:text-properties fo:language="en" fo:country="US"/>
    </style:style>
    <style:style style:name="T22" style:family="text">
      <style:text-properties fo:language="en" fo:country="US" fo:font-weight="bold" style:font-weight-asian="bold" style:font-weight-complex="bold"/>
    </style:style>
    <style:style style:name="T23" style:family="text">
      <style:text-properties officeooo:rsid="0002afe1"/>
    </style:style>
    <style:style style:name="T24" style:family="text">
      <style:text-properties fo:font-weight="bold" officeooo:rsid="0002afe1"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Московский Авиационный Институт</text:span></text:p>
      <text:p text:style-name="P1"><text:span text:style-name="T1">(Национальный Исследовательский Университет)</text:span></text:p>
      <text:p text:style-name="P3"/>
      <text:p text:style-name="P1"><text:span text:style-name="T1">Факультет информационных технологий и прикладной математики</text:span></text:p>
      <text:p text:style-name="P1"><text:span text:style-name="T1">Кафедра вычислительной математики и программирования</text:span></text:p>
      <text:p text:style-name="P4"/>
      <text:p text:style-name="P4"/>
      <text:p text:style-name="P1"><text:span text:style-name="T2">Лабораторная работа №3 по курсу</text:span><text:span text:style-name="T3"> </text:span></text:p>
      <text:p text:style-name="P1"><text:span text:style-name="T5">«Операционные системы»</text:span></text:p>
      <text:p text:style-name="Standard"><text:span text:style-name="T2"><text:tab/></text:span></text:p>
      <text:p text:style-name="P1"><text:span text:style-name="T3">УПРАВЛЕНИЕ ПОТОКАМИ В ОС</text:span></text:p>
      <text:p text:style-name="P10"/>
      <text:p text:style-name="P10"/>
      <text:p text:style-name="P10"/>
      <text:p text:style-name="P10"/>
      <text:p text:style-name="P10"/>
      <text:p text:style-name="P10"/>
      <text:p text:style-name="P10"/>
      <text:p text:style-name="P19"/>
      <text:p text:style-name="P19"/>
      <text:p text:style-name="P19"/>
      <text:p text:style-name="P19"/>
      <text:p text:style-name="P19"/>
      <text:p text:style-name="P19"/>
      <text:p text:style-name="P19"/>
      <text:p text:style-name="P19"/>
      <text:p text:style-name="P12"><text:span text:style-name="T12">Студент: </text:span><text:span text:style-name="T13">Вахрамян Кирилл Олегович</text:span></text:p>
      <text:p text:style-name="P20"><text:span text:style-name="T12">Группа: М8О–206Б–18</text:span></text:p>
      <text:p text:style-name="P20"><text:span text:style-name="T12">Вариант: </text:span><text:span text:style-name="T14">4</text:span></text:p>
      <text:p text:style-name="P12"><text:span text:style-name="T12">Преподаватель: Соколов Андрей Алексеевич</text:span></text:p>
      <text:p text:style-name="P12"><text:span text:style-name="T12">Оценка: __________ </text:span></text:p>
      <text:p text:style-name="P12"><text:span text:style-name="T12">Дата: __________</text:span></text:p>
      <text:p text:style-name="P12"><text:span text:style-name="T12">Подпись: __________</text:span></text:p>
      <text:p text:style-name="P21"/>
      <text:p text:style-name="P11"/>
      <text:p text:style-name="P11"/>
      <text:p text:style-name="P13"><text:span text:style-name="T12">Москва, 2019.</text:span></text:p>
      <text:p text:style-name="P4"/>
      <text:p text:style-name="P1"><text:soft-page-break/><text:span text:style-name="T2">Содержание</text:span></text:p>
      <text:list xml:id="list4150554488" text:style-name="WWNum1">
        <text:list-item>
          <text:p text:style-name="P27"><text:span text:style-name="T1">Постановка задачи</text:span></text:p>
        </text:list-item>
        <text:list-item>
          <text:p text:style-name="P27"><text:span text:style-name="T1">Общие сведения о программе</text:span></text:p>
        </text:list-item>
        <text:list-item>
          <text:p text:style-name="P27"><text:span text:style-name="T1">Общий метод и алгоритм решения</text:span></text:p>
        </text:list-item>
        <text:list-item>
          <text:p text:style-name="P27"><text:span text:style-name="T1">Основные файлы программы</text:span></text:p>
        </text:list-item>
        <text:list-item>
          <text:p text:style-name="P27"><text:span text:style-name="T1">Примеры работы</text:span></text:p>
        </text:list-item>
        <text:list-item>
          <text:p text:style-name="P27"><text:span text:style-name="T1">Вывод</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p text:style-name="P1"><text:span text:style-name="T2">Постановка задачи</text:span></text:p>
      <text:p text:style-name="P22"><text:span text:style-name="T1">Составить программу, обрабатывающую данные в многопоточном режиме. При обработке использовать стандартные средства создания потоков операционной системы. При создании необходимо предусмотреть ключи, которые позволяли бы задать максимальное количество потоков, используемое программой. При возможности необходимо использовать максимальное количество возможных потоков. Ограничение потоков может быть задано или ключом запуска вашей программы, или алгоритмом.</text:span></text:p>
      <text:p text:style-name="P23"><text:span text:style-name="T1">Отсортировать массив строк при помощи TimSort.</text:span></text:p>
      <text:p text:style-name="P14"><text:span text:style-name="T2">Общие сведения о программе</text:span></text:p>
      <text:p text:style-name="P15"><text:span text:style-name="T1">Программа компилируется из файла </text:span><text:span text:style-name="T6">main</text:span><text:span text:style-name="T1">.</text:span><text:span text:style-name="T6">cpp</text:span><text:span text:style-name="T1">. Также используется заголовочные файлы: </text:span><text:span text:style-name="T6">iostream</text:span><text:span text:style-name="T1">, </text:span><text:span text:style-name="T6">string</text:span><text:span text:style-name="T8">.h</text:span><text:span text:style-name="T1">, </text:span><text:span text:style-name="T6">pthread</text:span><text:span text:style-name="T1">.</text:span><text:span text:style-name="T6">h</text:span><text:span text:style-name="T1">. В программе используются следующие системные вызовы:</text:span></text:p>
      <text:list xml:id="list1201431912" text:style-name="WWNum2">
        <text:list-item>
          <text:p text:style-name="P28"><text:span text:style-name="T10">pthread</text:span><text:span text:style-name="T3">_</text:span><text:span text:style-name="T10">create</text:span><text:span text:style-name="T1"> – создает новый поток</text:span></text:p>
        </text:list-item>
        <text:list-item>
          <text:p text:style-name="P28"><text:span text:style-name="T10">pthread</text:span><text:span text:style-name="T3">_</text:span><text:span text:style-name="T10">join</text:span><text:span text:style-name="T3"> </text:span><text:span text:style-name="T1">– ожидает завершения переданного потока, получает его выходное значение</text:span></text:p>
        </text:list-item>
        <text:list-item>
          <text:p text:style-name="P33"><text:span text:style-name="T15">pthread_mutex_init </text:span><text:span text:style-name="T16">– </text:span><text:span text:style-name="T17">инициализация</text:span><text:span text:style-name="T16"> mutex.</text:span></text:p>
        </text:list-item>
        <text:list-item>
          <text:p text:style-name="P33"><text:span text:style-name="T15">pthread_mutex_destroy <text:s/>– </text:span><text:span text:style-name="T17">уничтожение</text:span><text:span text:style-name="T16"> mutex.</text:span></text:p>
        </text:list-item>
        <text:list-item>
          <text:p text:style-name="P33"><text:span text:style-name="T18">pthread_mutex_lock <text:s/>– </text:span><text:span text:style-name="T17">блокировка части кода определенным потоком.</text:span></text:p>
        </text:list-item>
        <text:list-item>
          <text:p text:style-name="P33"><text:span text:style-name="T18">pthread_mutex_unlock – </text:span><text:span text:style-name="T17">разблокировка части кода определенным потоком.</text:span></text:p>
        </text:list-item>
      </text:list>
      <text:p text:style-name="P16"/>
      <text:p text:style-name="P16"/>
      <text:p text:style-name="P16"/>
      <text:p text:style-name="P16"/>
      <text:p text:style-name="P16"/>
      <text:p text:style-name="P16"/>
      <text:p text:style-name="P16"/>
      <text:p text:style-name="P16"/>
      <text:p text:style-name="P16"/>
      <text:p text:style-name="P14"><text:soft-page-break/><text:span text:style-name="T2">Общий метод и алгоритм решения</text:span><text:span text:style-name="T1">.</text:span></text:p>
      <text:p text:style-name="P24"><text:span text:style-name="T1">Для реализации поставленной задачи необходимо:</text:span></text:p>
      <text:list xml:id="list2809312714" text:style-name="WWNum3">
        <text:list-item>
          <text:p text:style-name="P30">Ввести размер массива</text:p>
        </text:list-item>
        <text:list-item>
          <text:p text:style-name="P30">Ввести массив строк</text:p>
        </text:list-item>
        <text:list-item>
          <text:p text:style-name="P30">Алгоритм представляет собой разбиение на подмассивы размера RUN = 4, затем каждый подмассив сортируется InsertionSort в отдельном потоке, после происходит слияние при помощи функции merge.</text:p>
        </text:list-item>
        <text:list-item>
          <text:p text:style-name="P31">Программа выводит исходный массив и отсортированный.</text:p>
        </text:list-item>
      </text:list>
      <text:p text:style-name="P29"/>
      <text:p text:style-name="P29"/>
      <text:p text:style-name="P29"/>
      <text:p text:style-name="P29"/>
      <text:p text:style-name="P25"/>
      <text:p text:style-name="P25"/>
      <text:p text:style-name="P25"/>
      <text:p text:style-name="P18"/>
      <text:p text:style-name="P18"/>
      <text:p text:style-name="P18"/>
      <text:p text:style-name="P16"/>
      <text:p text:style-name="P16"/>
      <text:p text:style-name="P17"/>
      <text:p text:style-name="P17"/>
      <text:p text:style-name="P17"/>
      <text:p text:style-name="P17"/>
      <text:p text:style-name="P17"/>
      <text:p text:style-name="P17"/>
      <text:p text:style-name="P17"/>
      <text:p text:style-name="P17"/>
      <text:p text:style-name="P16"/>
      <text:p text:style-name="P17"><text:soft-page-break/></text:p>
      <text:p text:style-name="P14"><text:span text:style-name="T2">Основные файлы программы</text:span></text:p>
      <text:p text:style-name="Standard"><text:span text:style-name="T9">main</text:span><text:span text:style-name="T2">.</text:span><text:span text:style-name="T9">cpp</text:span><text:span text:style-name="T2">:</text:span></text:p>
      <text:p text:style-name="Standard"/>
      <text:p text:style-name="Standard">#include &lt;iostream&gt;</text:p>
      <text:p text:style-name="Standard">#include &lt;string&gt;</text:p>
      <text:p text:style-name="Standard">#include &lt;pthread.h&gt;</text:p>
      <text:p text:style-name="Standard">const int RUN = 4; </text:p>
      <text:p text:style-name="Standard">const int CAP = 64;</text:p>
      <text:p text:style-name="Standard">int NumberOfThreads;</text:p>
      <text:p text:style-name="Standard"/>
      <text:p text:style-name="Standard">pthread_mutex_t mutex;</text:p>
      <text:p text:style-name="Standard">void printArray(void* tmp);</text:p>
      <text:p text:style-name="Standard"/>
      <text:p text:style-name="Standard">struct argumetns {</text:p>
      <text:p text:style-name="Standard"><text:s text:c="4"/>std::string arr[CAP];</text:p>
      <text:p text:style-name="Standard"><text:s text:c="4"/>int size;</text:p>
      <text:p text:style-name="Standard"><text:s text:c="4"/>int left;</text:p>
      <text:p text:style-name="Standard"><text:s text:c="4"/>int right;</text:p>
      <text:p text:style-name="Standard"><text:s text:c="4"/>int mid;</text:p>
      <text:p text:style-name="Standard">};</text:p>
      <text:p text:style-name="Standard"/>
      <text:p text:style-name="Standard"/>
      <text:p text:style-name="Standard">void* insertionSort(void* arr) {</text:p>
      <text:p text:style-name="Standard"><text:tab/>if (pthread_mutex_lock(&amp;mutex) == -1) {</text:p>
      <text:p text:style-name="Standard"><text:tab/><text:tab/>perror("Mutex lock error\n");</text:p>
      <text:p text:style-name="Standard"><text:tab/><text:tab/>exit(-1);</text:p>
      <text:p text:style-name="Standard"><text:tab/>}</text:p>
      <text:p text:style-name="Standard"><text:tab/>argumetns* tmp = (argumetns*)arr;</text:p>
      <text:p text:style-name="Standard"><text:tab/></text:p>
      <text:p text:style-name="Standard"><text:tab/>for (int i = tmp-&gt;left + 1; i &lt;= tmp-&gt;right; i++) {</text:p>
      <text:p text:style-name="Standard"><text:tab/><text:tab/>std::string sw = tmp-&gt;arr[i];</text:p>
      <text:p text:style-name="Standard"><text:tab/><text:tab/>int j = i - 1;</text:p>
      <text:p text:style-name="Standard"><text:soft-page-break/><text:tab/><text:tab/>while (tmp-&gt;arr[j] &gt; sw &amp;&amp; j &gt;= tmp-&gt;left) {</text:p>
      <text:p text:style-name="Standard"><text:tab/><text:tab/><text:tab/>tmp-&gt;arr[j + 1] = tmp-&gt;arr[j];</text:p>
      <text:p text:style-name="Standard"><text:tab/><text:tab/><text:tab/>j--;</text:p>
      <text:p text:style-name="Standard"><text:tab/><text:tab/>}</text:p>
      <text:p text:style-name="Standard"><text:tab/><text:tab/>tmp-&gt;arr[j + 1] = sw;</text:p>
      <text:p text:style-name="Standard"><text:tab/>}</text:p>
      <text:p text:style-name="Standard"><text:tab/>if (pthread_mutex_unlock(&amp;mutex) == -1) {</text:p>
      <text:p text:style-name="Standard"><text:tab/><text:tab/>perror("Mutex unlock error\n");</text:p>
      <text:p text:style-name="Standard"><text:tab/><text:tab/>exit(-1);</text:p>
      <text:p text:style-name="Standard"><text:tab/>}</text:p>
      <text:p text:style-name="Standard">}</text:p>
      <text:p text:style-name="Standard"/>
      <text:p text:style-name="Standard"/>
      <text:p text:style-name="Standard">void* merge(void * arr) {</text:p>
      <text:p text:style-name="Standard"><text:tab/>argumetns* tmp = (argumetns*)arr;</text:p>
      <text:p text:style-name="Standard"><text:tab/>int l, m, r;</text:p>
      <text:p text:style-name="Standard"><text:tab/>l = tmp-&gt;left;</text:p>
      <text:p text:style-name="Standard"><text:tab/>m = tmp-&gt;mid;</text:p>
      <text:p text:style-name="Standard"><text:tab/>r = tmp-&gt;right;</text:p>
      <text:p text:style-name="Standard"><text:s/><text:tab/>int len1 = m - l + 1, len2 = r - m;</text:p>
      <text:p text:style-name="Standard"><text:s/><text:tab/>std::string right[len2];</text:p>
      <text:p text:style-name="Standard"><text:tab/>std::string left[len1];</text:p>
      <text:p text:style-name="Standard"><text:tab/><text:tab/>for (int i = 0; i &lt; len1; i++) {</text:p>
      <text:p text:style-name="Standard"><text:tab/><text:tab/><text:tab/>left[i] = tmp-&gt;arr[l + i];</text:p>
      <text:p text:style-name="Standard"><text:tab/><text:tab/>}</text:p>
      <text:p text:style-name="Standard"><text:tab/><text:tab/>for (int i = 0; i &lt; len2; i++) {</text:p>
      <text:p text:style-name="Standard"><text:tab/><text:tab/>right[i] = tmp-&gt;arr[m + 1 + i];</text:p>
      <text:p text:style-name="Standard"><text:tab/><text:tab/>}<text:tab/></text:p>
      <text:p text:style-name="Standard"/>
      <text:p text:style-name="Standard"><text:tab/><text:tab/>int i = 0, j = 0, k = l;</text:p>
      <text:p text:style-name="Standard"><text:tab/><text:tab/>while (i &lt; len1 &amp;&amp; j &lt; len2) {</text:p>
      <text:p text:style-name="Standard"><text:tab/><text:tab/><text:tab/>if (left[i] &lt;= right[j]) {</text:p>
      <text:p text:style-name="Standard"><text:tab/><text:tab/><text:tab/><text:tab/>tmp-&gt;arr[k] = left[i];</text:p>
      <text:p text:style-name="Standard"><text:soft-page-break/><text:tab/><text:tab/><text:tab/><text:tab/>i++;</text:p>
      <text:p text:style-name="Standard"><text:tab/><text:tab/><text:tab/>} else {</text:p>
      <text:p text:style-name="Standard"><text:tab/><text:tab/><text:tab/><text:tab/>tmp-&gt;arr[k] = right[j];</text:p>
      <text:p text:style-name="Standard"><text:tab/><text:tab/><text:tab/><text:tab/>j++;</text:p>
      <text:p text:style-name="Standard"><text:tab/><text:tab/><text:tab/>}</text:p>
      <text:p text:style-name="Standard"><text:tab/><text:tab/><text:tab/>k++;</text:p>
      <text:p text:style-name="Standard"><text:tab/><text:tab/>}</text:p>
      <text:p text:style-name="Standard"><text:tab/><text:tab/>while (i &lt; len1) {</text:p>
      <text:p text:style-name="Standard"><text:tab/><text:tab/><text:tab/>tmp-&gt;arr[k] = left[i];</text:p>
      <text:p text:style-name="Standard"><text:tab/><text:tab/><text:tab/>k++;</text:p>
      <text:p text:style-name="Standard"><text:tab/><text:tab/><text:tab/>i++;</text:p>
      <text:p text:style-name="Standard"><text:tab/><text:tab/>}</text:p>
      <text:p text:style-name="Standard"><text:tab/><text:tab/>while (j &lt; len2) {</text:p>
      <text:p text:style-name="Standard"><text:tab/><text:tab/><text:tab/>tmp-&gt;arr[k] = right[j];</text:p>
      <text:p text:style-name="Standard"><text:tab/><text:tab/><text:tab/>k++;</text:p>
      <text:p text:style-name="Standard"><text:tab/><text:tab/><text:tab/>j++;</text:p>
      <text:p text:style-name="Standard"><text:tab/><text:tab/>}</text:p>
      <text:p text:style-name="Standard">}</text:p>
      <text:p text:style-name="Standard"/>
      <text:p text:style-name="Standard">void TimSort(argumetns* array) {</text:p>
      <text:p text:style-name="Standard"><text:tab/>pthread_t threads[NumberOfThreads];</text:p>
      <text:p text:style-name="Standard"><text:tab/>int j = 0;</text:p>
      <text:p text:style-name="Standard"/>
      <text:p text:style-name="Standard"><text:tab/>for (int i = 0; i &lt; array-&gt;size; i += RUN) {</text:p>
      <text:p text:style-name="Standard"><text:tab/><text:tab/><text:tab/>if (pthread_mutex_init(&amp;mutex, NULL) == -1) {</text:p>
      <text:p text:style-name="Standard"><text:tab/><text:tab/>perror("Mutex init error\n");</text:p>
      <text:p text:style-name="Standard"><text:tab/><text:tab/>exit(-1);</text:p>
      <text:p text:style-name="Standard"><text:tab/>}</text:p>
      <text:p text:style-name="Standard"><text:tab/><text:tab/>array-&gt;left = i;</text:p>
      <text:p text:style-name="Standard"><text:tab/><text:tab/>array-&gt;right = std::min(i + 3, array-&gt;size - 1);</text:p>
      <text:p text:style-name="Standard"><text:tab/><text:tab/>pthread_create(&amp;threads[j], NULL, insertionSort, (void*)array);</text:p>
      <text:p text:style-name="Standard"><text:tab/><text:tab/>j++;</text:p>
      <text:p text:style-name="Standard"/>
      <text:p text:style-name="Standard"><text:soft-page-break/><text:tab/>}</text:p>
      <text:p text:style-name="Standard"/>
      <text:p text:style-name="Standard"><text:tab/>for (j = 0; j &lt; NumberOfThreads; j++) {</text:p>
      <text:p text:style-name="Standard"><text:tab/><text:tab/>pthread_join(threads[j], NULL);</text:p>
      <text:p text:style-name="Standard"><text:tab/>}</text:p>
      <text:p text:style-name="Standard"><text:tab/></text:p>
      <text:p text:style-name="Standard"><text:tab/>if (pthread_mutex_destroy(&amp;mutex) == -1) {</text:p>
      <text:p text:style-name="Standard"><text:tab/><text:tab/>perror("Mutex destroy error\n");</text:p>
      <text:p text:style-name="Standard"><text:tab/><text:tab/>exit(-1);</text:p>
      <text:p text:style-name="Standard"><text:tab/>}</text:p>
      <text:p text:style-name="Standard"><text:tab/>for (int size = 1; size &lt; array-&gt;size; size = size * 2) {</text:p>
      <text:p text:style-name="Standard"><text:tab/><text:tab/>for (int left = 0; left &lt; array-&gt;size; left <text:s/>= left + 2 * size) {</text:p>
      <text:p text:style-name="Standard"><text:tab/><text:tab/><text:tab/>array-&gt;mid = left + size - 1;</text:p>
      <text:p text:style-name="Standard"><text:tab/><text:tab/><text:tab/>array-&gt;left = left;</text:p>
      <text:p text:style-name="Standard"><text:tab/><text:tab/><text:tab/>array-&gt;right = std::min(left + 2 * size - 1, array-&gt;size - 1);</text:p>
      <text:p text:style-name="Standard"><text:tab/><text:tab/><text:tab/>merge(array);</text:p>
      <text:p text:style-name="Standard"><text:tab/><text:tab/>}</text:p>
      <text:p text:style-name="Standard"><text:tab/>}</text:p>
      <text:p text:style-name="Standard">}</text:p>
      <text:p text:style-name="Standard">void printArray(void* tmp) {</text:p>
      <text:p text:style-name="Standard"><text:tab/>argumetns* arr = (argumetns*)tmp;</text:p>
      <text:p text:style-name="Standard"><text:tab/>for (int i = 0 ; i &lt; arr-&gt;size; i++) {</text:p>
      <text:p text:style-name="Standard"><text:tab/><text:tab/>std::cout &lt;&lt; arr-&gt;arr[i] &lt;&lt; " ";</text:p>
      <text:p text:style-name="Standard"><text:tab/>}</text:p>
      <text:p text:style-name="Standard"><text:tab/>std::cout &lt;&lt; std::endl;</text:p>
      <text:p text:style-name="Standard">}</text:p>
      <text:p text:style-name="Standard"/>
      <text:p text:style-name="Standard">int main() {</text:p>
      <text:p text:style-name="Standard"><text:tab/>argumetns* arr = new argumetns;</text:p>
      <text:p text:style-name="Standard"><text:tab/>int size;</text:p>
      <text:p text:style-name="Standard"><text:tab/>std::cin &gt;&gt; size;</text:p>
      <text:p text:style-name="Standard"><text:tab/>NumberOfThreads = size / RUN;</text:p>
      <text:p text:style-name="Standard"><text:tab/>if (size % RUN != 0) {</text:p>
      <text:p text:style-name="Standard"><text:soft-page-break/><text:tab/><text:tab/>NumberOfThreads++;</text:p>
      <text:p text:style-name="Standard"><text:tab/>}</text:p>
      <text:p text:style-name="Standard"/>
      <text:p text:style-name="Standard"><text:tab/>if (size &gt; CAP) {</text:p>
      <text:p text:style-name="Standard"><text:tab/><text:tab/>std::cout &lt;&lt; "size too big, possible size &lt;= 64\n";</text:p>
      <text:p text:style-name="Standard"><text:tab/><text:tab/>return 0;</text:p>
      <text:p text:style-name="Standard"><text:tab/>}</text:p>
      <text:p text:style-name="Standard"><text:tab/>arr-&gt;size = size;</text:p>
      <text:p text:style-name="Standard"><text:tab/>for (int i = 0; i &lt; arr-&gt;size; i ++) {</text:p>
      <text:p text:style-name="Standard"><text:tab/><text:tab/>std::cin &gt;&gt; arr-&gt;arr[i];</text:p>
      <text:p text:style-name="Standard"><text:tab/>}</text:p>
      <text:p text:style-name="Standard"/>
      <text:p text:style-name="Standard"><text:tab/>printArray(arr);</text:p>
      <text:p text:style-name="Standard"><text:tab/>TimSort(arr);</text:p>
      <text:p text:style-name="Standard"><text:tab/>printArray(arr);</text:p>
      <text:p text:style-name="Standard"><text:tab/>delete arr;</text:p>
      <text:p text:style-name="Standard"/>
      <text:p text:style-name="P9">}</text:p>
      <text:p text:style-name="P9"><text:tab/><text:tab/><text:tab/><text:tab/><text:tab/><text:tab/></text:p>
      <text:p text:style-name="P9"><text:tab/><text:tab/><text:tab/><text:tab/><text:tab/><text:span text:style-name="T4">Пример работы</text:span><text:tab/></text:p>
      <text:p text:style-name="P9"/>
      <text:p text:style-name="P9">courage@courage-X550LC:~/OS/os_lab3$ ./a.out </text:p>
      <text:p text:style-name="P9">8</text:p>
      <text:p text:style-name="P9">qwe</text:p>
      <text:p text:style-name="P9">asd</text:p>
      <text:p text:style-name="P9">zxc</text:p>
      <text:p text:style-name="P9">fgh</text:p>
      <text:p text:style-name="P9">tyu</text:p>
      <text:p text:style-name="P9">hkhj</text:p>
      <text:p text:style-name="P9">ret</text:p>
      <text:p text:style-name="P9">xcv</text:p>
      <text:p text:style-name="P9">qwe asd zxc fgh tyu hkhj ret xcv </text:p>
      <text:p text:style-name="P9">asd fgh hkhj qwe ret tyu xcv zxc </text:p>
      <text:p text:style-name="P9"><text:soft-page-break/></text:p>
      <text:p text:style-name="P9">courage@courage-X550LC:~/OS/os_lab3$ ./a.out </text:p>
      <text:p text:style-name="P9">6 </text:p>
      <text:p text:style-name="P9">Obuhov</text:p>
      <text:p text:style-name="P9">Volkov</text:p>
      <text:p text:style-name="P9">Ryabov</text:p>
      <text:p text:style-name="P9">Nikolaev</text:p>
      <text:p text:style-name="P9">Kozlov</text:p>
      <text:p text:style-name="P9">Avdeev</text:p>
      <text:p text:style-name="P9">Obuhov Volkov Ryabov Nikolaev Kozlov Avdeev </text:p>
      <text:p text:style-name="P9">Avdeev Kozlov Nikolaev Obuhov Ryabov Volkov </text:p>
      <text:p text:style-name="P9"/>
      <text:p text:style-name="P9"/>
      <text:p text:style-name="P8"><text:span text:style-name="T2">Вывод</text:span></text:p>
      <text:p text:style-name="P7"><text:span text:style-name="T1">Обрел навыки работы с многопоточностью, использовал mutex для синхронизации потоков. Многопоточность является одним из важнейших механизмов в программировании, позволяющий синхронизировать данные программы и налаживать её корректную работ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0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alibri" fo:font-family="Calibri" style:font-family-generic="roman" style:font-pitch="variable" fo:font-size="11pt" style:font-name-asian="F" style:font-family-generic-asian="system" style:font-pitch-asian="variable" style:font-size-asian="11pt" style:language-asian="ru" style:country-asian="RU" style:font-size-complex="11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TOC_20_Heading" style:display-name="TOC Heading" style:family="paragraph" style:parent-style-name="Heading_20_1" style:default-outline-level="">
      <style:paragraph-properties fo:margin-top="0.847cm" fo:margin-bottom="0cm" loext:contextual-spacing="fals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ext-properties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auto-update="true" style:default-outline-level="" style:class="index">
      <style:paragraph-properties fo:margin-left="0.388cm" fo:margin-right="0cm" fo:margin-top="0.212cm" fo:margin-bottom="0cm" loext:contextual-spacing="false" fo:text-indent="0cm" style:auto-text-indent="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Standard" style:auto-update="true" style:default-outline-level="" style:class="index">
      <style:paragraph-properties fo:margin-left="0.776cm" fo:margin-right="0cm" fo:margin-top="0cm" fo:margin-bottom="0cm" loext: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auto-update="true" style:default-outline-level="" style:class="index">
      <style:paragraph-properties fo:margin-left="1.164cm" fo:margin-right="0cm" fo:margin-top="0cm" fo:margin-bottom="0cm" loext: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auto-update="true" style:default-outline-level="" style:class="index">
      <style:paragraph-properties fo:margin-left="1.552cm" fo:margin-right="0cm" fo:margin-top="0cm" fo:margin-bottom="0cm" loext: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auto-update="true" style:default-outline-level="" style:class="index">
      <style:paragraph-properties fo:margin-left="1.94cm" fo:margin-right="0cm" fo:margin-top="0cm" fo:margin-bottom="0cm" loext: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auto-update="true" style:default-outline-level="" style:class="index">
      <style:paragraph-properties fo:margin-left="2.328cm" fo:margin-right="0cm" fo:margin-top="0cm" fo:margin-bottom="0cm" loext: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auto-update="true" style:default-outline-level="" style:class="index">
      <style:paragraph-properties fo:margin-left="2.716cm" fo:margin-right="0cm" fo:margin-top="0cm" fo:margin-bottom="0cm" loext: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auto-update="true" style:default-outline-level="" style:class="index">
      <style:paragraph-properties fo:margin-left="3.104cm" fo:margin-right="0cm" fo:margin-top="0cm" fo:margin-bottom="0cm" loext: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fo:font-size="11pt" style:font-name-asian="F" style:font-family-generic-asian="system" style:font-pitch-asian="variable" style:font-size-asian="11pt" style:language-asian="ru" style:country-asian="RU" style:font-size-complex="11pt"/>
    </style:style>
    <style:style style:name="Нижний_20_колонтитул_20_Знак" style:display-name="Нижний колонтитул Знак" style:family="text" style:parent-style-name="Default_20_Paragraph_20_Font">
      <style:text-properties fo:font-size="11pt" style:font-name-asian="F" style:font-family-generic-asian="system" style:font-pitch-asian="variable" style:font-size-asian="11pt" style:language-asian="ru" style:country-asian="RU" style:font-size-complex="11pt"/>
    </style:style>
    <style:style style:name="page_20_number" style:display-name="page number" style:family="text" style:parent-style-name="Default_20_Paragraph_20_Font"/>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language-asian="ru" style:country-asian="RU" style:font-name-complex="F" style:font-family-generic-complex="system" style:font-pitch-complex="variable" style:font-size-complex="16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4pt" fo:font-weight="bold" style:font-size-asian="14pt" style:font-weight-asian="bold" style:font-weight-complex="bold"/>
    </style:style>
    <style:style style:name="ListLabel_20_8" style:display-name="ListLabel 8" style:family="text">
      <style:text-properties style:font-name="DejaVu Sans Mono" fo:font-family="'DejaVu Sans Mono'" style:font-family-generic="roman" style:font-pitch="variable" fo:font-size="9pt" fo:font-weight="bold" style:font-size-asian="9pt" style:font-weight-asian="bold" style:font-weight-complex="bold"/>
    </style:style>
    <style:style style:name="ListLabel_20_9" style:display-name="ListLabel 9" style:family="text">
      <style:text-properties style:font-name="DejaVu Sans Mono" fo:font-family="'DejaVu Sans Mono'" style:font-family-generic="roman" style:font-pitch="variable" fo:font-size="9pt" fo:font-weight="bold" style:font-size-asian="9pt"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65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2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9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6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0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7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4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ndchess@gmail.com</meta:initial-creator>
    <meta:editing-cycles>42</meta:editing-cycles>
    <meta:creation-date>2019-11-01T18:06:00</meta:creation-date>
    <dc:date>2020-02-25T16:50:20.258489760</dc:date>
    <dc:language>en-US</dc:language>
    <meta:editing-duration>PT5H45M12S</meta:editing-duration>
    <meta:generator>LibreOffice/6.0.7.3$Linux_X86_64 LibreOffice_project/00m0$Build-3</meta:generator>
    <meta:document-statistic meta:table-count="0" meta:image-count="0" meta:object-count="0" meta:page-count="10" meta:paragraph-count="199" meta:word-count="795" meta:character-count="5300" meta:non-whitespace-character-count="44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